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2" style:family="paragraph">
      <style:paragraph-properties fo:text-align="start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Segoe UI Semibold" fo:font-size="32pt" style:text-underline-style="none" style:font-size-asian="32pt" style:font-size-complex="32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32pt" style:text-underline-style="none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9" style:family="paragraph">
      <loext:graphic-properties draw:fill="none" draw:fill-color="#ffffff"/>
      <style:paragraph-properties fo:text-align="start"/>
      <style:text-properties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32pt" style:text-underline-style="none" style:font-size-asian="32pt" style:font-size-complex="32pt"/>
    </style:style>
    <style:style style:name="T3" style:family="text">
      <style:text-properties fo:color="#000099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4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5" style:family="text">
      <style:text-properties fo:color="#000099" style:font-name="Segoe UI Semibold1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000000" style:font-name="Segoe UI Semibold1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font-name="Segoe U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cc0000" style:font-name="Arial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99" style:font-name="Segoe UI Semibold1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color="#000000" style:font-name="Segoe UI Semibold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4.384cm" svg:height="7.571cm" svg:x="1.778cm" svg:y="0.762cm">
          <draw:text-box>
            <text:p text:style-name="P1"><text:span text:style-name="T1">Individual Confession &amp; Absolution</text:span></text:p>
            <text:p text:style-name="P2"><text:span text:style-name="T2">C: Pastor, please hear my confession and </text:span></text:p>
            <text:p text:style-name="P2"><text:span text:style-name="T2"><text:s text:c="4"/></text:span><text:span text:style-name="T2">pronounce forgiveness in order to fulfill </text:span></text:p>
            <text:p text:style-name="P2"><text:span text:style-name="T2"><text:s text:c="4"/></text:span><text:span text:style-name="T2">God’s will.</text:span></text:p>
            <text:p text:style-name="P2"><text:span text:style-name="T2">P: </text:span><text:span text:style-name="T3">Proc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6" draw:layer="layout" svg:width="24.384cm" svg:height="4.76cm" svg:x="1.778cm" svg:y="0.762cm">
          <draw:text-box>
            <text:p text:style-name="P5"><text:span text:style-name="T2">C: </text:span><text:span text:style-name="T4">I, a poor sinner, plead guilty before God of </text:span></text:p>
            <text:p text:style-name="P5"><text:span text:style-name="T4"><text:s text:c="4"/></text:span><text:span text:style-name="T4">all sins. I have lived as if God did not </text:span></text:p>
            <text:p text:style-name="P5"><text:span text:style-name="T4"><text:s text:c="4"/></text:span><text:span text:style-name="T4">matter and as if I mattered mo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5.146cm" svg:height="7.766cm" svg:x="1.524cm" svg:y="0.762cm">
          <draw:text-box>
            <text:p text:style-name="P5"><text:span text:style-name="T4"><text:s text:c="4"/></text:span><text:span text:style-name="T4">My Lord’s name I have not honored as I </text:span></text:p>
            <text:p text:style-name="P5"><text:span text:style-name="T4"><text:s text:c="4"/></text:span><text:span text:style-name="T4">should; my worship and prayers have </text:span></text:p>
            <text:p text:style-name="P5"><text:span text:style-name="T4"><text:s text:c="4"/></text:span><text:span text:style-name="T4">faltered. I have not let His love have its way </text:span></text:p>
            <text:p text:style-name="P5"><text:span text:style-name="T4"><text:s text:c="4"/></text:span><text:span text:style-name="T4">with me, and so my love for others has </text:span></text:p>
            <text:p text:style-name="P5"><text:span text:style-name="T4"><text:s text:c="4"/></text:span><text:span text:style-name="T4">fai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6" draw:layer="layout" svg:width="25.146cm" svg:height="6.263cm" svg:x="1.524cm" svg:y="0.762cm">
          <draw:text-box>
            <text:p text:style-name="P5"><text:span text:style-name="T4"><text:s text:c="4"/></text:span><text:span text:style-name="T4">There are those whom I have hurt, and </text:span></text:p>
            <text:p text:style-name="P5"><text:span text:style-name="T4"><text:s text:c="4"/></text:span><text:span text:style-name="T4">those whom I have failed to help. My </text:span></text:p>
            <text:p text:style-name="P5"><text:span text:style-name="T4"><text:s text:c="4"/></text:span><text:span text:style-name="T4">thoughts and desires have been soiled by </text:span></text:p>
            <text:p text:style-name="P5"><text:span text:style-name="T4"><text:s text:c="4"/></text:span><text:span text:style-name="T4">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6" draw:layer="layout" svg:width="25.146cm" svg:height="7.766cm" svg:x="1.524cm" svg:y="0.87cm">
          <draw:text-box>
            <text:p text:style-name="P5"><text:span text:style-name="T4"><text:s text:c="4"/></text:span><text:span text:style-name="T4">I am sorry for all of this and ask for grace. I </text:span></text:p>
            <text:p text:style-name="P5"><text:span text:style-name="T4"><text:s text:c="4"/></text:span><text:span text:style-name="T4">want to do better.</text:span></text:p>
            <text:p text:style-name="P5"><text:span text:style-name="T4">P: </text:span><text:span text:style-name="T5">God be merciful to you and strengthen your </text:span></text:p>
            <text:p text:style-name="P5"><text:span text:style-name="T5"><text:s text:c="4"/></text:span><text:span text:style-name="T5">faith.</text:span></text:p>
            <text:p text:style-name="P5"><text:span text:style-name="T6">C: </text:span><text:span text:style-name="T7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9" draw:layer="layout" svg:width="25.146cm" svg:height="6.263cm" svg:x="1.524cm" svg:y="0.87cm">
          <draw:text-box>
            <text:p text:style-name="P8"><text:span text:style-name="T6">P: </text:span><text:span text:style-name="T5">Do you believe that my forgiveness is God’s </text:span></text:p>
            <text:p text:style-name="P8"><text:span text:style-name="T5"><text:s text:c="4"/></text:span><text:span text:style-name="T5">forgiveness?</text:span></text:p>
            <text:p text:style-name="P8"><text:span text:style-name="T6">C: Yes.</text:span></text:p>
            <text:p text:style-name="P8"><text:span text:style-name="T6">P: </text:span><text:span text:style-name="T5">Let it be done for you as you belie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9" draw:layer="layout" svg:width="25.146cm" svg:height="9.269cm" svg:x="1.524cm" svg:y="0.87cm">
          <draw:text-box>
            <text:p text:style-name="P8"><text:span text:style-name="T6">P: </text:span><text:span text:style-name="T5">In the stead and by the command of my Lord </text:span></text:p>
            <text:p text:style-name="P8"><text:span text:style-name="T5"><text:s text:c="4"/></text:span><text:span text:style-name="T5">Jesus Christ I forgive you all your sins in the </text:span></text:p>
            <text:p text:style-name="P8"><text:span text:style-name="T5"><text:s text:c="4"/></text:span><text:span text:style-name="T5">name of the Father and of the </text:span><text:span text:style-name="T8">+ </text:span><text:span text:style-name="T9">Son and of </text:span></text:p>
            <text:p text:style-name="P8"><text:span text:style-name="T9"><text:s text:c="4"/></text:span><text:span text:style-name="T9">the Holy Spirit.</text:span></text:p>
            <text:p text:style-name="P8"><text:span text:style-name="T10">C: </text:span><text:span text:style-name="T7">Amen.</text:span></text:p>
            <text:p text:style-name="P8"><text:span text:style-name="T10">P: </text:span><text:span text:style-name="T9">Go in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1:48:40.078000000</meta:creation-date>
    <dc:date>2017-02-26T12:22:26.145000000</dc:date>
    <meta:editing-duration>PT2M44S</meta:editing-duration>
    <meta:editing-cycles>2</meta:editing-cycles>
    <meta:generator>LibreOffice/5.2.5.1$Windows_X86_64 LibreOffice_project/0312e1a284a7d50ca85a365c316c7abbf20a4d22</meta:generator>
    <meta:document-statistic meta:object-count="42"/>
  </office:meta>
</office:document-meta>
</file>